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817fe" officeooo:paragraph-rsid="001817fe"/>
    </style:style>
    <style:style style:name="P2" style:family="paragraph" style:parent-style-name="Standard" style:list-style-name="L1">
      <style:text-properties officeooo:rsid="001817fe" officeooo:paragraph-rsid="001817fe"/>
    </style:style>
    <style:style style:name="P3" style:family="paragraph" style:parent-style-name="Standard" style:list-style-name="L2">
      <style:text-properties officeooo:rsid="001817fe" officeooo:paragraph-rsid="001817fe"/>
    </style:style>
    <style:style style:name="P4" style:family="paragraph" style:parent-style-name="Standard" style:list-style-name="L3">
      <style:text-properties officeooo:rsid="001817fe" officeooo:paragraph-rsid="001817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up Development Environment – JJ, Preston, Ilan</text:p>
      <text:list xml:id="list2100884972686384990" text:style-name="L1">
        <text:list-item>
          <text:p text:style-name="P2">Setup Kanban Display – Meeting with Carl &amp; Gerard needed</text:p>
        </text:list-item>
        <text:list-item>
          <text:p text:style-name="P2">Setup Github</text:p>
          <text:list>
            <text:list-item>
              <text:p text:style-name="P2">- Online Acount Done. Online at jsjrobotics/ForthBranch. Need to move to got nerds account</text:p>
            </text:list-item>
            <text:list-item>
              <text:p text:style-name="P2">JJ Computer setup. Got Nerds , Ilan and Preston computer need to be setup</text:p>
            </text:list-item>
          </text:list>
        </text:list-item>
        <text:list-item>
          <text:p text:style-name="P2">Choose Backend Environment</text:p>
          <text:list>
            <text:list-item>
              <text:p text:style-name="P2">Perl, MySql, PHP</text:p>
            </text:list-item>
          </text:list>
        </text:list-item>
        <text:list-item>
          <text:p text:style-name="P2">Choose Frontend Environment</text:p>
          <text:list>
            <text:list-item>
              <text:p text:style-name="P2">Preston and Ilan need to meet</text:p>
            </text:list-item>
          </text:list>
        </text:list-item>
      </text:list>
      <text:p text:style-name="P1"/>
      <text:p text:style-name="P1">Backend Work – JJ</text:p>
      <text:list xml:id="list4263712151332006972" text:style-name="L2">
        <text:list-item>
          <text:p text:style-name="P3">Setup Got Nerds <text:s/>Hosting of backend website</text:p>
        </text:list-item>
        <text:list-item>
          <text:p text:style-name="P3">Create MySql Database</text:p>
          <text:list>
            <text:list-item>
              <text:p text:style-name="P3">Login Logout Function</text:p>
            </text:list-item>
            <text:list-item>
              <text:p text:style-name="P3">Individual Registration</text:p>
            </text:list-item>
            <text:list-item>
              <text:p text:style-name="P3">Organization Registration</text:p>
            </text:list-item>
          </text:list>
        </text:list-item>
      </text:list>
      <text:p text:style-name="P1"/>
      <text:p text:style-name="P1">Frontend Work – Preston Ilan</text:p>
      <text:list xml:id="list1093151282223447961" text:style-name="L3">
        <text:list-item>
          <text:p text:style-name="P4">Setup Got Nerds hosting of frontend website.</text:p>
        </text:list-item>
        <text:list-item>
          <text:p text:style-name="P4">Display Fourth Branch Homepage Banner and Footer</text:p>
        </text:list-item>
        <text:list-item>
          <text:p text:style-name="P4">Individual can register </text:p>
        </text:list-item>
        <text:list-item>
          <text:p text:style-name="P4">Corporation can register</text:p>
        </text:list-item>
        <text:list-item>
          <text:p text:style-name="P4">User can see if they are logged in or ou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ooky </meta:initial-creator>
    <meta:creation-date>2014-07-26T14:49:21.895586884</meta:creation-date>
    <dc:date>2014-07-26T14:59:11.119644484</dc:date>
    <dc:creator>spooky </dc:creator>
    <meta:editing-duration>P0D</meta:editing-duration>
    <meta:editing-cycles>1</meta:editing-cycles>
    <meta:document-statistic meta:table-count="0" meta:image-count="0" meta:object-count="0" meta:page-count="1" meta:paragraph-count="21" meta:word-count="132" meta:character-count="755" meta:non-whitespace-character-count="656"/>
    <meta:generator>LibreOffice/4.1.3.2$Linux_X86_64 LibreOffice_project/410m0$Build-2</meta:generator>
  </office:meta>
</office:document-meta>
</file>